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/>
    <style:font-face style:name="Courier New" svg:font-family="'Courier New'"/>
    <style:font-face style:name="DejaVu Sans" svg:font-family="'DejaVu Sans', 'Microsoft YaHei'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, 'Microsoft YaHei'"/>
    <style:font-face style:name="Noto Sans CJK SC" svg:font-family="'Noto Sans CJK SC', 'Microsoft YaHei'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, 'Times New Roman'" style:font-family-generic="roman"/>
  </office:font-face-decls>
  <office:automatic-styles>
    <style:style style:name="Table1" style:family="table">
      <style:table-properties style:width="6.8424in" fo:margin-left="-0.075in" table:align="left" style:writing-mode="lr-tb"/>
    </style:style>
    <style:style style:name="Table1.A" style:family="table-column">
      <style:table-column-properties style:column-width="0.6653in"/>
    </style:style>
    <style:style style:name="Table1.B" style:family="table-column">
      <style:table-column-properties style:column-width="6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 fo:margin-top="0.0835in" fo:margin-bottom="0.0835in" style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8335in"/>
          <style:tab-stop style:position="6.685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padding="0in" fo:border="none" style:shadow="non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6" style:family="paragraph" style:parent-style-name="Footer">
      <style:paragraph-properties fo:margin-left="0in" fo:margin-right="0.25in" fo:text-indent="0.4925in" style:auto-text-indent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7" style:family="paragraph" style:parent-style-name="Heading_20_1">
      <style:paragraph-properties>
        <style:tab-stops>
          <style:tab-stop style:position="0.55in"/>
        </style:tab-stops>
      </style:paragraph-properties>
    </style:style>
    <style:style style:name="P8" style:family="paragraph" style:parent-style-name="Heading_20_1">
      <style:paragraph-properties>
        <style:tab-stops>
          <style:tab-stop style:position="0.55in"/>
        </style:tab-stops>
      </style:paragraph-properties>
    </style:style>
    <style:style style:name="P9" style:family="paragraph" style:parent-style-name="Heading_20_2">
      <style:paragraph-properties>
        <style:tab-stops>
          <style:tab-stop style:position="0.5972in"/>
        </style:tab-stops>
      </style:paragraph-properties>
    </style:style>
    <style:style style:name="P10" style:family="paragraph" style:parent-style-name="Heading_20_3">
      <style:paragraph-properties>
        <style:tab-stops>
          <style:tab-stop style:position="0.75in"/>
          <style:tab-stop style:position="0.9846in"/>
        </style:tab-stops>
      </style:paragraph-properties>
    </style:style>
    <style:style style:name="P11" style:family="paragraph" style:parent-style-name="Image_20_Caption">
      <style:paragraph-properties fo:margin-left="0in" fo:margin-right="0in" fo:keep-together="auto" fo:text-indent="0in" style:auto-text-indent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weight="bold" style:font-size-asian="16pt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solid" style:text-underline-width="auto" style:text-underline-color="font-color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 style:writing-mode="lr-tb"/>
      <style:text-properties fo:font-size="14pt" fo:language="uk" fo:country="UA" style:font-name-asian="Times New Roman" style:font-size-asian="14pt" style:language-asian="ru" style:country-asian="RU" style:font-name-complex="Times New Roman" style:font-size-complex="12pt"/>
    </style:style>
    <style:style style:name="P21" style:family="paragraph" style:parent-style-name="Standard">
      <style:text-properties fo:font-size="14pt" fo:language="uk" fo:country="UA" style:font-name-asian="Times New Roman" style:font-size-asian="14pt" style:language-asian="ru" style:country-asian="RU" style:font-name-complex="Times New Roman" style:font-size-complex="12pt"/>
    </style:style>
    <style:style style:name="P22" style:family="paragraph" style:parent-style-name="Standard">
      <style:paragraph-properties fo:margin-left="0in" fo:margin-right="0in" fo:orphans="0" fo:widows="0" fo:text-indent="0in" style:auto-text-indent="false"/>
    </style:style>
    <style:style style:name="P23" style:family="paragraph" style:parent-style-name="Standard">
      <style:paragraph-properties fo:margin-left="0in" fo:margin-right="0in" fo:orphans="0" fo:widows="0" fo:text-indent="0in" style:auto-text-indent="false"/>
      <style:text-properties fo:background-color="#ffff00"/>
    </style:style>
    <style:style style:name="P24" style:family="paragraph" style:parent-style-name="Standard">
      <style:paragraph-properties fo:margin-left="0in" fo:margin-right="0in" fo:orphans="0" fo:widows="0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text-properties officeooo:paragraph-rsid="000786f7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Не_20_нумеревонный_20_первый">
      <style:text-properties fo:language="uk" fo:country="UA"/>
    </style:style>
    <style:style style:name="P29" style:family="paragraph" style:parent-style-name="Текст_20_таблицы">
      <style:paragraph-properties fo:orphans="0" fo:widows="0"/>
    </style:style>
    <style:style style:name="P30" style:family="paragraph" style:parent-style-name="Текст_20_таблицы">
      <style:paragraph-properties fo:orphans="0" fo:widows="0"/>
      <style:text-properties fo:font-weight="bold" style:font-weight-asian="bold"/>
    </style:style>
    <style:style style:name="P31" style:family="paragraph" style:parent-style-name="Текст_20_таблицы">
      <style:paragraph-properties fo:orphans="0" fo:widows="0"/>
      <style:text-properties fo:background-color="#ffff00"/>
    </style:style>
    <style:style style:name="P32" style:family="paragraph" style:parent-style-name="Текст_20_таблицы">
      <style:paragraph-properties fo:orphans="0" fo:widows="0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/>
    </style:style>
    <style:style style:name="P35" style:family="paragraph">
      <loext:graphic-properties draw:fill="solid" draw:fill-color="#ffffff"/>
      <style:paragraph-properties fo:margin-left="0in" fo:margin-right="0in" fo:margin-top="0in" fo:margin-bottom="0in" fo:line-height="100%" fo:text-align="justify" fo:text-indent="0in" style:text-autospace="ideograph-alpha" style:punctuation-wrap="hanging" style:line-break="strict" style:writing-mode="lr-tb"/>
    </style:style>
    <style:style style:name="P3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/>
    </style:style>
    <style:style style:name="P3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/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complex="14pt"/>
    </style:style>
    <style:style style:name="T4" style:family="text">
      <style:text-properties fo:text-transform="uppercase" fo:font-weight="bold" style:font-weight-asian="bold" style:font-weight-complex="bold"/>
    </style:style>
    <style:style style:name="T5" style:family="text">
      <style:text-properties fo:text-transform="uppercase" fo:font-weight="bold" style:font-weight-asian="bold" style:font-weight-complex="bold" text:display="true"/>
    </style:style>
    <style:style style:name="T6" style:family="text">
      <style:text-properties style:font-name="Calibri" fo:font-size="11pt" fo:font-style="normal" style:font-size-asian="11pt" style:language-asian="uk" style:country-asian="UA" style:font-style-asian="normal" style:font-name-complex="Calibri" style:font-size-complex="11pt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name-complex="Calibri" style:font-size-complex="11pt" style:font-weight-complex="normal"/>
    </style:style>
    <style:style style:name="T9" style:family="text">
      <style:text-properties fo:font-variant="normal" fo:text-transform="none" style:font-name="Calibri" fo:font-size="11pt" style:font-size-asian="11pt" style:language-asian="uk" style:country-asian="UA" style:font-name-complex="Calibri" style:font-size-complex="11pt"/>
    </style:style>
    <style:style style:name="T10" style:family="text">
      <style:text-properties text:display="true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786f7"/>
    </style:style>
    <style:style style:name="T14" style:family="text"/>
    <style:style style:name="T15" style:family="text">
      <style:text-properties fo:color="#000000" loext:opacity="100%" style:font-name="Times New Roman CYR" fo:font-size="14pt" fo:language="ru" fo:country="RU" fo:font-weight="bold" style:letter-kerning="false" style:font-name-asian="Calibri" style:font-size-asian="14pt" style:language-asian="en" style:country-asian="US" style:font-weight-asian="bold" style:font-name-complex="DejaVu Sans" style:font-size-complex="11pt" style:language-complex="ar" style:country-complex="SA"/>
    </style:style>
    <style:style style:name="T16" style:family="text">
      <style:text-properties fo:color="#000000" loext:opacity="100%" style:font-name="Times New Roman CYR" fo:font-size="10pt" fo:language="ru" fo:country="RU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17" style:family="text">
      <style:text-properties fo:color="#000000" loext:opacity="100%" style:font-name="Calibri" fo:font-size="10pt" fo:language="ru" fo:country="RU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18" style:family="text">
      <style:text-properties fo:color="#000000" loext:opacity="100%" style:font-name="Calibri" fo:font-size="11pt" fo:language="ru" fo:country="RU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02in" svg:stroke-color="#00000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foreground"/>
      <style:paragraph-properties style:writing-mode="lr-tb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true" fo:padding-top="0in" fo:padding-bottom="0in" fo:padding-left="0in" fo:padding-right="0in" fo:wrap-option="no-wrap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14">Національний технічний університет України «Київський політехнічний інститут імені Ігоря Сікорського"</text:p>
      <text:p text:style-name="P14">Факультет інформатики та обчислювальної техніки</text:p>
      <text:p text:style-name="P14"/>
      <text:p text:style-name="P14">Кафедра інформатики та програмної інженерії</text:p>
      <text:p text:style-name="P13"/>
      <text:p text:style-name="P13"/>
      <text:p text:style-name="P13"/>
      <text:p text:style-name="P11"/>
      <text:p text:style-name="P15">Звіт</text:p>
      <text:p text:style-name="P13"/>
      <text:p text:style-name="P13">з лабораторної роботи <text:s/>№ 1 з дисципліни </text:p>
      <text:p text:style-name="P13">«Проектування алгоритмів»</text:p>
      <text:p text:style-name="P13"/>
      <text:p text:style-name="P13"><text:span text:style-name="T3">„ </text:span><text:span text:style-name="T1">Проектування і аналіз алгоритмів зовнішнього сортування</text:span><text:span text:style-name="T3">”</text:span></text:p>
      <text:p text:style-name="Standard"/>
      <text:p text:style-name="P16"/>
      <text:p text:style-name="P16"/>
      <text:p text:style-name="P16"><draw:g text:anchor-type="char" draw:z-index="12" draw:name="Group 51" draw:style-name="gr1"><draw:frame draw:style-name="gr4" draw:text-style-name="P35" svg:width="1.9996in" svg:height="0.3748in" svg:x="0.25in" svg:y="0.1189in"><draw:text-box><text:p text:style-name="P34"><text:span text:style-name="T15">Виконав(ла)</text:span></text:p></draw:text-box></draw:frame><draw:g draw:name="Group 53" draw:style-name="gr2"><draw:frame draw:style-name="gr5" draw:text-style-name="P37" svg:width="2.1067in" svg:height="0.2205in" svg:x="2.4835in" svg:y="0.3354in"><draw:text-box><text:p text:style-name="P36"><text:span text:style-name="T16">(шифр</text:span><text:span text:style-name="T17">, </text:span><text:span text:style-name="T16">прізвище, ім'я, по батькові</text:span><text:span text:style-name="T17">)</text:span></text:p></draw:text-box></draw:frame><draw:frame draw:style-name="gr5" draw:text-style-name="P37" svg:width="3.1906in" svg:height="0.2413in" svg:x="2.0862in" svg:y="0.1189in"><draw:text-box><text:p text:style-name="P36"><text:span text:style-name="T18">ІП-12 Кириченко </text:span><text:span text:style-name="T18">Владислав Сергійович</text:span></text:p></draw:text-box></draw:frame></draw:g><draw:line draw:name="Line 56" draw:style-name="gr3" draw:text-style-name="P33" svg:x1="2.3756in" svg:y1="0.3244in" svg:x2="5.3181in" svg:y2="0.3244in"><text:p/></draw:line><draw:line draw:name="Line 57" draw:style-name="gr3" draw:text-style-name="P33" svg:x1="5.4126in" svg:y1="0.3217in" svg:x2="6.25in" svg:y2="0.3217in"><text:p/></draw:line></draw:g></text:p>
      <text:p text:style-name="P16"/>
      <text:p text:style-name="P16"/>
      <text:p text:style-name="P16"/>
      <text:p text:style-name="P16"/>
      <text:p text:style-name="P17"><draw:g text:anchor-type="char" draw:z-index="13" draw:name="Group 37" draw:style-name="gr1"><draw:line draw:name="Line 34" draw:style-name="gr3" draw:text-style-name="P33" svg:x1="0.25in" svg:y1="-0.3362in" svg:x2="3.1925in" svg:y2="-0.3362in"><text:p/></draw:line><draw:line draw:name="Line 35" draw:style-name="gr3" draw:text-style-name="P33" svg:x1="3.2866in" svg:y1="-0.3398in" svg:x2="4.124in" svg:y2="-0.3398in"><text:p/></draw:line></draw:g></text:p>
      <text:p text:style-name="P18"/>
      <text:p text:style-name="P13"/>
      <text:p text:style-name="P12"/>
      <text:p text:style-name="P19">Київ 2022</text:p>
      <text:p text:style-name="P28">Зміст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09342184" text:style-name="Index_20_Link" text:visited-style-name="Index_20_Link"><text:span text:style-name="Index_20_Link"><text:span text:style-name="T4">1</text:span></text:span></text:a><text:a xlink:type="simple" xlink:href="#__RefHeading___Toc109342184" text:style-name="Index_20_Link" text:visited-style-name="Index_20_Link"><text:span text:style-name="Index_20_Link"><text:span text:style-name="T8"><text:tab/></text:span></text:span></text:a><text:a xlink:type="simple" xlink:href="#__RefHeading___Toc109342184" text:style-name="Index_20_Link" text:visited-style-name="Index_20_Link"><text:span text:style-name="Index_20_Link"><text:span text:style-name="T4">Мета лабораторної роботи</text:span></text:span></text:a><text:a xlink:type="simple" xlink:href="#__RefHeading___Toc109342184" text:style-name="Index_20_Link" text:visited-style-name="Index_20_Link"><text:span text:style-name="Index_20_Link"><text:span text:style-name="T5"><text:tab/>3</text:span></text:span></text:a></text:p>
          <text:p text:style-name="P2"><text:a xlink:type="simple" xlink:href="#__RefHeading___Toc109342185" text:style-name="Index_20_Link" text:visited-style-name="Index_20_Link"><text:span text:style-name="Index_20_Link">2</text:span></text:a><text:a xlink:type="simple" xlink:href="#__RefHeading___Toc109342185" text:style-name="Index_20_Link" text:visited-style-name="Index_20_Link"><text:span text:style-name="Index_20_Link"><text:span text:style-name="T8"><text:tab/></text:span></text:span></text:a><text:a xlink:type="simple" xlink:href="#__RefHeading___Toc109342185" text:style-name="Index_20_Link" text:visited-style-name="Index_20_Link"><text:span text:style-name="Index_20_Link">ЗаВдання</text:span></text:a><text:a xlink:type="simple" xlink:href="#__RefHeading___Toc109342185" text:style-name="Index_20_Link" text:visited-style-name="Index_20_Link"><text:span text:style-name="Index_20_Link"><text:span text:style-name="T10"><text:tab/>4</text:span></text:span></text:a></text:p>
          <text:p text:style-name="P2"><text:a xlink:type="simple" xlink:href="#__RefHeading___Toc109342186" text:style-name="Index_20_Link" text:visited-style-name="Index_20_Link"><text:span text:style-name="Index_20_Link">3</text:span></text:a><text:a xlink:type="simple" xlink:href="#__RefHeading___Toc109342186" text:style-name="Index_20_Link" text:visited-style-name="Index_20_Link"><text:span text:style-name="Index_20_Link"><text:span text:style-name="T8"><text:tab/></text:span></text:span></text:a><text:a xlink:type="simple" xlink:href="#__RefHeading___Toc109342186" text:style-name="Index_20_Link" text:visited-style-name="Index_20_Link"><text:span text:style-name="Index_20_Link">Виконання</text:span></text:a><text:a xlink:type="simple" xlink:href="#__RefHeading___Toc109342186" text:style-name="Index_20_Link" text:visited-style-name="Index_20_Link"><text:span text:style-name="Index_20_Link"><text:span text:style-name="T10"><text:tab/>6</text:span></text:span></text:a></text:p>
          <text:p text:style-name="P3"><text:a xlink:type="simple" xlink:href="#__RefHeading___Toc109342187" text:style-name="Index_20_Link" text:visited-style-name="Index_20_Link"><text:span text:style-name="Index_20_Link">3.1</text:span></text:a><text:a xlink:type="simple" xlink:href="#__RefHeading___Toc109342187" text:style-name="Index_20_Link" text:visited-style-name="Index_20_Link"><text:span text:style-name="Index_20_Link"><text:span text:style-name="T9"><text:tab/></text:span></text:span></text:a><text:a xlink:type="simple" xlink:href="#__RefHeading___Toc109342187" text:style-name="Index_20_Link" text:visited-style-name="Index_20_Link"><text:span text:style-name="Index_20_Link">Псевдокод алгоритму</text:span></text:a><text:a xlink:type="simple" xlink:href="#__RefHeading___Toc109342187" text:style-name="Index_20_Link" text:visited-style-name="Index_20_Link"><text:span text:style-name="Index_20_Link"><text:span text:style-name="T10"><text:tab/>6</text:span></text:span></text:a></text:p>
          <text:p text:style-name="P3"><text:a xlink:type="simple" xlink:href="#__RefHeading___Toc109342188" text:style-name="Index_20_Link" text:visited-style-name="Index_20_Link"><text:span text:style-name="Index_20_Link">3.2</text:span></text:a><text:a xlink:type="simple" xlink:href="#__RefHeading___Toc109342188" text:style-name="Index_20_Link" text:visited-style-name="Index_20_Link"><text:span text:style-name="Index_20_Link"><text:span text:style-name="T9"><text:tab/></text:span></text:span></text:a><text:a xlink:type="simple" xlink:href="#__RefHeading___Toc109342188" text:style-name="Index_20_Link" text:visited-style-name="Index_20_Link"><text:span text:style-name="Index_20_Link">Програмна реалізація алгоритму</text:span></text:a><text:a xlink:type="simple" xlink:href="#__RefHeading___Toc109342188" text:style-name="Index_20_Link" text:visited-style-name="Index_20_Link"><text:span text:style-name="Index_20_Link"><text:span text:style-name="T10"><text:tab/>6</text:span></text:span></text:a></text:p>
          <text:p text:style-name="P4"><text:a xlink:type="simple" xlink:href="#__RefHeading___Toc109342189" text:style-name="Index_20_Link" text:visited-style-name="Index_20_Link"><text:span text:style-name="Index_20_Link">3.2.1</text:span></text:a><text:a xlink:type="simple" xlink:href="#__RefHeading___Toc109342189" text:style-name="Index_20_Link" text:visited-style-name="Index_20_Link"><text:span text:style-name="Index_20_Link"><text:span text:style-name="T6"><text:tab/></text:span></text:span></text:a><text:a xlink:type="simple" xlink:href="#__RefHeading___Toc109342189" text:style-name="Index_20_Link" text:visited-style-name="Index_20_Link"><text:span text:style-name="Index_20_Link">Вихідний код</text:span></text:a><text:a xlink:type="simple" xlink:href="#__RefHeading___Toc109342189" text:style-name="Index_20_Link" text:visited-style-name="Index_20_Link"><text:span text:style-name="Index_20_Link"><text:span text:style-name="T10"><text:tab/>6</text:span></text:span></text:a></text:p>
          <text:p text:style-name="P2"><text:a xlink:type="simple" xlink:href="#__RefHeading___Toc109342190" text:style-name="Index_20_Link" text:visited-style-name="Index_20_Link"><text:span text:style-name="Index_20_Link">Висновок</text:span></text:a><text:a xlink:type="simple" xlink:href="#__RefHeading___Toc109342190" text:style-name="Index_20_Link" text:visited-style-name="Index_20_Link"><text:span text:style-name="Index_20_Link"><text:span text:style-name="T10"><text:tab/>7</text:span></text:span></text:a></text:p>
          <text:p text:style-name="P2"><text:a xlink:type="simple" xlink:href="#__RefHeading___Toc109342191" text:style-name="Index_20_Link" text:visited-style-name="Index_20_Link"><text:span text:style-name="Index_20_Link">Критерії оцінювання</text:span></text:a><text:a xlink:type="simple" xlink:href="#__RefHeading___Toc109342191" text:style-name="Index_20_Link" text:visited-style-name="Index_20_Link"><text:span text:style-name="Index_20_Link"><text:span text:style-name="T10"><text:tab/>8</text:span></text:span></text:a></text:p>
        </text:index-body>
      </text:table-of-content>
      <text:p text:style-name="P20"/>
      <text:p text:style-name="P21"/>
      <text:h text:style-name="P7" text:outline-level="1"><text:bookmark-start text:name="__RefHeading___Toc109342184"/>Мета лабораторної роботи<text:bookmark-end text:name="__RefHeading___Toc109342184"/></text:h>
      <text:p text:style-name="Standard">Мета роботи – вивчити основні алгоритми зовнішнього сортування та способи їх модифікації, оцінити поріг їх ефективності.</text:p>
      <text:h text:style-name="P7" text:outline-level="1"><text:bookmark-start text:name="__RefHeading___Toc109342185"/><text:bookmark text:name="_GoBack"/>Завдання<text:bookmark-end text:name="__RefHeading___Toc109342185"/></text:h>
      <text:p text:style-name="Standard">Згідно варіанту (таблиця 2.1), розробити та записати алгоритм зовнішнього сортування за допомогою псевдокоду (чи іншого способу за вибором).</text:p>
      <text:p text:style-name="Standard">Виконати програмну реалізацію алгоритму на будь-якій мові програмування та відсортувати випадковим чином згенерований масив цілих чисел, що зберігається у файлі (розмір файлу має бути не менше 10 Мб, можна значно більше).</text:p>
      <text:p text:style-name="Standard">Здійснити модифікацію програми і відсортувати випадковим чином згенерований масив цілих чисел, що зберігається у файлі розміром не менше ніж двократний обсяг ОП вашого ПК. Досягти швидкості сортування з розрахунку 1Гб на 3хв. або менше. </text:p>
      <text:p text:style-name="Standard">Рекомендується попередньо впорядкувати серії елементів довжиною, що займає не менше 100Мб або використати інші підходи для пришвидшення процесу сортування. </text:p>
      <text:p text:style-name="Standard">Зробити узагальнений висновок з лабораторної роботи, у якому порівняти базову та модифіковану програми. У висновку деталізувати, які саме модифікації було виконано і який ефект вони дали.</text:p>
      <text:p text:style-name="Standard">Таблиця 2.1 – Варіанти алгоритмів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№</text:p>
          </table:table-cell>
          <table:table-cell table:style-name="Table1.A1" office:value-type="string">
            <text:p text:style-name="P30">Алгоритм сортування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9">9</text:p>
          </table:table-cell>
          <table:table-cell table:style-name="Table1.A1" office:value-type="string">
            <text:p text:style-name="P29">Пряме злиття</text:p>
          </table:table-cell>
        </table:table-row>
        <text:soft-page-break/>
        <table:table-row table:style-name="Table1.1">
          <table:table-cell table:style-name="Table1.A1" office:value-type="string">
            <text:p text:style-name="P29">10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2">12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2">13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3">14</text:p>
          </table:table-cell>
          <table:table-cell table:style-name="Table1.A1" office:value-type="string">
            <text:p text:style-name="P31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2">17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2">18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2">19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2">20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2">21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2">22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2">23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2">24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2">25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2">26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2">27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2">28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2">29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2">30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2">31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  <table:table-row table:style-name="Table1.1">
          <table:table-cell table:style-name="Table1.A1" office:value-type="string">
            <text:p text:style-name="P22">32</text:p>
          </table:table-cell>
          <table:table-cell table:style-name="Table1.A1" office:value-type="string">
            <text:p text:style-name="P29">Багатофазне сортування</text:p>
          </table:table-cell>
        </table:table-row>
        <table:table-row table:style-name="Table1.1">
          <table:table-cell table:style-name="Table1.A1" office:value-type="string">
            <text:p text:style-name="P22">33</text:p>
          </table:table-cell>
          <table:table-cell table:style-name="Table1.A1" office:value-type="string">
            <text:p text:style-name="P29">Пряме злиття</text:p>
          </table:table-cell>
        </table:table-row>
        <table:table-row table:style-name="Table1.1">
          <table:table-cell table:style-name="Table1.A1" office:value-type="string">
            <text:p text:style-name="P22">34</text:p>
          </table:table-cell>
          <table:table-cell table:style-name="Table1.A1" office:value-type="string">
            <text:p text:style-name="P29">Природне (адаптивне) злиття</text:p>
          </table:table-cell>
        </table:table-row>
        <table:table-row table:style-name="Table1.1">
          <table:table-cell table:style-name="Table1.A1" office:value-type="string">
            <text:p text:style-name="P22">35</text:p>
          </table:table-cell>
          <table:table-cell table:style-name="Table1.A1" office:value-type="string">
            <text:p text:style-name="P29">Збалансоване багатошляхове злиття</text:p>
          </table:table-cell>
        </table:table-row>
      </table:table>
      <text:p text:style-name="Standard"/>
      <text:h text:style-name="P7" text:outline-level="1"><text:bookmark-start text:name="__RefHeading___Toc109342186"/>Виконання<text:bookmark-end text:name="__RefHeading___Toc109342186"/></text:h>
      <text:h text:style-name="P9" text:outline-level="2"><text:bookmark-start text:name="__RefHeading___Toc109342187"/>Псевдокод алгоритму<text:bookmark-end text:name="__RefHeading___Toc109342187"/></text:h>
      <text:p text:style-name="Standard">3.1.1 Псевдокод немодифікованого алгоритму</text:p>
      <text:p text:style-name="Standard">ФУНКЦІЯ ПРИРОДНЕ СОРТУВАННЯ ЗЛИТТЯМ</text:p>
      <text:p text:style-name="Standard"><text:tab/>ПОКИ не СОРТУВАННЯ ЗАВЕРШЕНО</text:p>
      <text:p text:style-name="Standard"><text:tab/><text:tab/>РОЗДІЛИТИ ФАЙЛ</text:p>
      <text:p text:style-name="Standard"><text:tab/><text:tab/>ПРИРОДНЕ ЗЛИТТЯ</text:p>
      <text:p text:style-name="Standard"><text:tab/>ВСЕ ПОКИ</text:p>
      <text:p text:style-name="Standard"/>
      <text:p text:style-name="Standard">ФУНКЦІЯ СОРТУВАННЯ ЗАВЕРШЕНО</text:p>
      <text:p text:style-name="Standard"><text:tab/>лічильник = 1</text:p>
      <text:p text:style-name="Standard"><text:tab/>відкрити поданий файл для читання</text:p>
      <text:p text:style-name="Standard"><text:tab/>попереднє число = прочитати з файлу</text:p>
      <text:p text:style-name="Standard"><text:tab/>ПОКИ не кінець файлу</text:p>
      <text:p text:style-name="Standard"><text:tab/><text:tab/>число = прочитати із файлу </text:p>
      <text:p text:style-name="Standard"><text:tab/><text:tab/>ЯКЩО число &lt; попереднє число</text:p>
      <text:p text:style-name="Standard"><text:tab/><text:tab/><text:tab/>ПОВЕРНУТИ Хиба</text:p>
      <text:p text:style-name="Standard"><text:tab/><text:tab/>ВСЕ ЯКЩО</text:p>
      <text:p text:style-name="Standard"><text:tab/><text:tab/>попереднє число = число</text:p>
      <text:p text:style-name="Standard"><text:tab/>ПОВЕРНУТИ Істина</text:p>
      <text:p text:style-name="Standard"/>
      <text:p text:style-name="Standard">ФУНКЦІЯ РОЗДІЛИТИ ФАЙЛ</text:p>
      <text:p text:style-name="Standard"><text:tab/>відкрити осн. файл для читання, а файли B, C для запису</text:p>
      <text:p text:style-name="Standard"><text:tab/>лічильник = 0</text:p>
      <text:p text:style-name="Standard"><text:tab/>попереднє число = прочитати з осн. файлу</text:p>
      <text:p text:style-name="Standard"><text:tab/>записати попереднє число у файл B</text:p>
      <text:p text:style-name="Standard"><text:tab/>ПОКИ не кінець файлу</text:p>
      <text:p text:style-name="Standard"><text:tab/><text:tab/>число = прочитати з осн. Файлу</text:p>
      <text:p text:style-name="Standard"><text:tab/><text:tab/>ЯКЩО попереднє число &gt; число</text:p>
      <text:p text:style-name="Standard"><text:soft-page-break/><text:tab/><text:tab/><text:tab/>лічильник += 1</text:p>
      <text:p text:style-name="Standard"><text:tab/><text:tab/>ВСЕ ЯКЩО<text:tab/></text:p>
      <text:p text:style-name="Standard"><text:tab/><text:tab/></text:p>
      <text:p text:style-name="Standard"><text:tab/><text:tab/>ЯКЩО лічильник % 2 == 0</text:p>
      <text:p text:style-name="Standard"><text:tab/><text:tab/><text:tab/>записати число у файл B</text:p>
      <text:p text:style-name="Standard"><text:tab/><text:tab/>ІНАКШЕ</text:p>
      <text:p text:style-name="Standard"><text:tab/><text:tab/><text:tab/>записати число у файл C</text:p>
      <text:p text:style-name="P25"><text:tab/><text:tab/><text:tab/></text:p>
      <text:p text:style-name="P25"><text:tab/><text:tab/><text:tab/>попереднє число = число</text:p>
      <text:p text:style-name="Standard"><text:tab/><text:tab/><text:tab/></text:p>
      <text:p text:style-name="Standard"><text:tab/>ВСЕ ПОКИ</text:p>
      <text:p text:style-name="Standard">ФУНКЦІЯ ПРИРОДНЄ ЗЛИТТЯ</text:p>
      <text:p text:style-name="Standard"><text:tab/>файл B закінчився = Хиба</text:p>
      <text:p text:style-name="Standard"><text:tab/>файл C закінчився = Хиба</text:p>
      <text:p text:style-name="Standard"><text:tab/>відкрити осн. файл для запису, а файли B, C для читання</text:p>
      <text:p text:style-name="Standard"><text:tab/>ПОКИ не файл B закінчився або не <text:s/>файл C закінчився</text:p>
      <text:p text:style-name="Standard"><text:tab/><text:tab/>ЯКЩО не файл B закінчився</text:p>
      <text:p text:style-name="Standard"><text:tab/><text:tab/><text:tab/>B число = прочитати з файлу B</text:p>
      <text:p text:style-name="Standard"><text:tab/><text:tab/><text:tab/>серія B закінчилася = Хиба<text:tab/></text:p>
      <text:p text:style-name="Standard"><text:tab/><text:tab/>ВСЕ ЯКЩО</text:p>
      <text:p text:style-name="Standard"/>
      <text:p text:style-name="Standard"><text:tab/><text:span text:style-name="T2"><text:tab/></text:span><text:span text:style-name="T7">ЯКЩО не файл C закінчився</text:span></text:p>
      <text:p text:style-name="Standard"><text:span text:style-name="T7"><text:tab/><text:tab/><text:tab/>C число = прочитати з файлу <text:s/>C</text:span></text:p>
      <text:p text:style-name="Standard"><text:span text:style-name="T7"><text:tab/><text:tab/><text:tab/>серія C закінчилася = Хиба<text:tab/></text:span></text:p>
      <text:p text:style-name="Standard"><text:span text:style-name="T7"><text:tab/><text:tab/>ВСЕ ЯКЩО</text:span></text:p>
      <text:p text:style-name="Standard"><text:span text:style-name="T7"><text:tab/><text:tab/>ПОКИ не серія B закінчилася або не <text:s/>серія C закінчилася</text:span></text:p>
      <text:p text:style-name="Standard"><text:span text:style-name="T7"><text:tab/><text:tab/><text:tab/>ЯКЩО (B число &lt; <text:s/>C число та не серія B закінчилася <text:tab/><text:tab/><text:tab/><text:tab/><text:tab/>або серія C закінчилася)</text:span></text:p>
      <text:p text:style-name="Standard"><text:span text:style-name="T7"><text:tab/><text:tab/><text:tab/><text:tab/>записати число B у осн. файл</text:span></text:p>
      <text:p text:style-name="Standard"><text:span text:style-name="T7"><text:tab/><text:tab/><text:tab/><text:tab/>ЯКЩО закінчився файл <text:s/>B</text:span></text:p>
      <text:p text:style-name="Standard"><text:soft-page-break/><text:span text:style-name="T7"><text:tab/><text:tab/><text:tab/><text:tab/><text:tab/> файл B закінчився = Істина</text:span></text:p>
      <text:p text:style-name="Standard"><text:span text:style-name="T7"><text:tab/><text:tab/><text:tab/><text:tab/><text:tab/> серія B закінчилася = Істина</text:span></text:p>
      <text:p text:style-name="Standard"><text:span text:style-name="T7"><text:tab/><text:tab/><text:tab/><text:tab/>ІНАКШЕ </text:span></text:p>
      <text:p text:style-name="Standard"><text:span text:style-name="T7"><text:tab/><text:tab/><text:tab/><text:tab/><text:tab/>ЯКЩО B число &gt; наступне B число</text:span></text:p>
      <text:p text:style-name="Standard"><text:span text:style-name="T7"><text:tab/><text:tab/><text:tab/><text:tab/><text:tab/><text:tab/> серія B закінчилася = Iстина</text:span></text:p>
      <text:p text:style-name="Standard"><text:span text:style-name="T7"><text:tab/><text:tab/><text:tab/><text:tab/><text:tab/>ІНАКШЕ</text:span></text:p>
      <text:p text:style-name="Standard"><text:span text:style-name="T7"><text:tab/><text:tab/><text:tab/><text:tab/><text:tab/><text:tab/>B число = прочитати із файлу B</text:span></text:p>
      <text:p text:style-name="Standard"><text:span text:style-name="T7"><text:tab/><text:tab/><text:tab/><text:tab/><text:tab/>ВСЕ ЯКЩО</text:span></text:p>
      <text:p text:style-name="Standard"><text:span text:style-name="T7"><text:tab/><text:tab/><text:tab/><text:tab/>ВСЕ ЯКЩО</text:span></text:p>
      <text:p text:style-name="Standard"><text:span text:style-name="T7"><text:tab/><text:tab/><text:tab/>ІНАКШЕ<text:line-break/><text:tab/><text:tab/><text:tab/><text:tab/><text:tab/>ЯКЩО (не серія С закінчилася або серія B <text:tab/><text:tab/><text:tab/><text:tab/><text:tab/><text:tab/><text:tab/>закінчилася )</text:span></text:p>
      <text:p text:style-name="Standard"><text:span text:style-name="T7"><text:tab/><text:tab/><text:tab/><text:tab/><text:tab/>записати число С у осн. файл</text:span></text:p>
      <text:p text:style-name="Standard"><text:span text:style-name="T7"><text:tab/><text:tab/><text:tab/><text:tab/><text:tab/>ЯКЩО закінчився файл <text:s/>С</text:span></text:p>
      <text:p text:style-name="Standard"><text:span text:style-name="T7"><text:tab/><text:tab/><text:tab/><text:tab/><text:tab/> <text:tab/>файл С закінчився = Істина</text:span></text:p>
      <text:p text:style-name="Standard"><text:span text:style-name="T7"><text:tab/><text:tab/><text:tab/><text:tab/><text:tab/> <text:tab/>серія C закінчилася = Істина</text:span></text:p>
      <text:p text:style-name="Standard"><text:span text:style-name="T7"><text:tab/><text:tab/><text:tab/><text:tab/><text:tab/>ІНАКШЕ </text:span></text:p>
      <text:p text:style-name="Standard"><text:span text:style-name="T7"><text:tab/><text:tab/><text:tab/><text:tab/><text:tab/><text:tab/>ЯКЩО С число &gt; наступне С число</text:span></text:p>
      <text:p text:style-name="Standard"><text:span text:style-name="T7"><text:tab/><text:tab/><text:tab/><text:tab/><text:tab/><text:tab/> <text:tab/>серія С закінчилася = Iстина</text:span></text:p>
      <text:p text:style-name="Standard"><text:span text:style-name="T7"><text:tab/><text:tab/><text:tab/><text:tab/><text:tab/><text:tab/>ІНАКШЕ</text:span></text:p>
      <text:p text:style-name="Standard"><text:span text:style-name="T7"><text:tab/><text:tab/><text:tab/><text:tab/><text:tab/><text:tab/><text:tab/>С число = прочитати із файлу С</text:span></text:p>
      <text:p text:style-name="Standard"><text:span text:style-name="T7"><text:tab/><text:tab/><text:tab/><text:tab/><text:tab/>ВСЕ ЯКЩО</text:span></text:p>
      <text:p text:style-name="Standard"><text:span text:style-name="T7"><text:tab/><text:tab/><text:tab/><text:tab/>ВСЕ ЯКЩО</text:span></text:p>
      <text:p text:style-name="Standard"><text:span text:style-name="T7"><text:tab/><text:tab/><text:tab/>ВСЕ ЯКЩО</text:span></text:p>
      <text:p text:style-name="Standard"><text:span text:style-name="T7"><text:tab/><text:tab/>ВСЕ ПОКИ</text:span></text:p>
      <text:p text:style-name="Standard"><text:tab/>ВСЕ ПОКИ </text:p>
      <text:p text:style-name="Standard"><text:tab/></text:p>
      <text:h text:style-name="P9" text:outline-level="2"><text:bookmark-start text:name="__RefHeading___Toc109342188"/><text:soft-page-break/>Програмна реалізація алгоритму<text:bookmark-end text:name="__RefHeading___Toc109342188"/></text:h>
      <text:h text:style-name="P10" text:outline-level="3"><text:bookmark-start text:name="__RefHeading___Toc109342189"/>Вихідний код<text:bookmark-end text:name="__RefHeading___Toc109342189"/></text:h>
      <text:p text:style-name="Standard">3.2.1.1 Вихідний код немодифікованого алгоритму</text:p>
      <text:p text:style-name="P27"/>
      <text:p text:style-name="P27"/>
      <text:p text:style-name="P27"/>
      <text:p text:style-name="P27">def amount_of_sequences(file_name):</text:p>
      <text:p text:style-name="P27"><text:s text:c="4"/>counter = 1</text:p>
      <text:p text:style-name="P27"><text:s text:c="4"/>with open(file_name, 'rb') as file:</text:p>
      <text:p text:style-name="P27"><text:s text:c="8"/>prev_num = int(file.readline().decode()[:-1])</text:p>
      <text:p text:style-name="P27"><text:s text:c="8"/>for line in file:</text:p>
      <text:p text:style-name="P27"><text:s text:c="12"/>num = int(line[:-1])</text:p>
      <text:p text:style-name="P27"><text:s text:c="12"/>if num &lt; prev_num:</text:p>
      <text:p text:style-name="P27"><text:s text:c="16"/>counter += 1</text:p>
      <text:p text:style-name="P27"/>
      <text:p text:style-name="P27"><text:s text:c="12"/>prev_num = num</text:p>
      <text:p text:style-name="P27"><text:s text:c="4"/>return counter</text:p>
      <text:p text:style-name="P27"/>
      <text:p text:style-name="P27"/>
      <text:p text:style-name="P27">def natural_merge_sort(file_name):</text:p>
      <text:p text:style-name="P27"><text:s text:c="4"/>while amount_of_sequences(file_name) &gt; 1:</text:p>
      <text:p text:style-name="P27"><text:s text:c="8"/>divide_file(file_name)</text:p>
      <text:p text:style-name="P27"><text:s text:c="8"/>natural_merge(file_name)</text:p>
      <text:p text:style-name="P27"/>
      <text:p text:style-name="P27"/>
      <text:p text:style-name="P27">def divide_file(file_name):</text:p>
      <text:p text:style-name="P27"><text:s text:c="4"/>with open(file_name, 'rb') as file, open('B.bin', 'wb') as b_file, open('C.bin', 'wb') as c_file:</text:p>
      <text:p text:style-name="P27"><text:s text:c="8"/>counter = 0</text:p>
      <text:p text:style-name="P27"><text:soft-page-break/><text:s text:c="8"/>prev_num = int(file.readline().decode()[:-1])</text:p>
      <text:p text:style-name="P27"><text:s text:c="8"/>b_file.write((str(prev_num)+'\n').encode())</text:p>
      <text:p text:style-name="P27"/>
      <text:p text:style-name="P27"><text:s text:c="8"/>for line in file:</text:p>
      <text:p text:style-name="P27"><text:s text:c="12"/>num = int(line.decode()[:-1])</text:p>
      <text:p text:style-name="P27"><text:s text:c="12"/>if prev_num &gt; num:</text:p>
      <text:p text:style-name="P27"><text:s text:c="16"/>counter +=1</text:p>
      <text:p text:style-name="P27"/>
      <text:p text:style-name="P27"><text:s text:c="12"/>if counter % 2 == 0:</text:p>
      <text:p text:style-name="P27"><text:s text:c="16"/>b_file.write((str(num)+'\n').encode())</text:p>
      <text:p text:style-name="P27"><text:s text:c="12"/>else:</text:p>
      <text:p text:style-name="P27"><text:s text:c="16"/>c_file.write((str(num)+'\n').encode())</text:p>
      <text:p text:style-name="P27"/>
      <text:p text:style-name="P27"><text:s text:c="12"/>prev_num = num</text:p>
      <text:p text:style-name="P27"/>
      <text:p text:style-name="P27"><text:s text:c="8"/>b_file.write('\n'.encode())</text:p>
      <text:p text:style-name="P27"><text:s text:c="8"/>c_file.write('\n'.encode())</text:p>
      <text:p text:style-name="P27"/>
      <text:p text:style-name="P27"/>
      <text:p text:style-name="P27">def peek_line(f):</text:p>
      <text:p text:style-name="P27"><text:s text:c="4"/>pos = f.tell()</text:p>
      <text:p text:style-name="P27"><text:s text:c="4"/>line = f.readline()</text:p>
      <text:p text:style-name="P27"><text:s text:c="4"/>f.seek(pos)</text:p>
      <text:p text:style-name="P27"><text:s text:c="4"/>return line</text:p>
      <text:p text:style-name="P27"/>
      <text:p text:style-name="P27"># def files_not_empty(b_file, c_file):</text:p>
      <text:p text:style-name="P27"/>
      <text:p text:style-name="P27"/>
      <text:p text:style-name="P27"/>
      <text:p text:style-name="P27">def natural_merge(file_name):</text:p>
      <text:p text:style-name="P27"><text:soft-page-break/><text:s text:c="4"/>with open(file_name, 'wb') as file, open('B.bin', 'rb') as b_file, open('C.bin', 'rb') as c_file:</text:p>
      <text:p text:style-name="P27"/>
      <text:p text:style-name="P27"><text:s text:c="8"/>b_num = <text:s/>int(b_file.readline().decode()[:-1])</text:p>
      <text:p text:style-name="P27"><text:s text:c="8"/>c_num = <text:s/>int(c_file.readline().decode()[:-1])</text:p>
      <text:p text:style-name="P27"/>
      <text:p text:style-name="P27"><text:s text:c="8"/>b_seq_end = False</text:p>
      <text:p text:style-name="P27"><text:s text:c="8"/>c_seq_end = False </text:p>
      <text:p text:style-name="P27"/>
      <text:p text:style-name="P27"><text:s text:c="8"/>b_file_end = False</text:p>
      <text:p text:style-name="P27"><text:s text:c="8"/>c_file_end = False </text:p>
      <text:p text:style-name="P27"/>
      <text:p text:style-name="P27"><text:s text:c="8"/>while not b_file_end or not c_file_end:</text:p>
      <text:p text:style-name="P27"/>
      <text:p text:style-name="P27"><text:s text:c="12"/></text:p>
      <text:p text:style-name="P27"><text:s text:c="12"/></text:p>
      <text:p text:style-name="P27"><text:s text:c="12"/>if b_seq_end and c_seq_end:</text:p>
      <text:p text:style-name="P27"><text:s text:c="16"/>b_seq_end = False</text:p>
      <text:p text:style-name="P27"><text:s text:c="16"/>c_seq_end = False</text:p>
      <text:p text:style-name="P27"/>
      <text:p text:style-name="P27"><text:s text:c="12"/>if b_file_end or b_seq_end:</text:p>
      <text:p text:style-name="P27"><text:s text:c="16"/>file.write((str(c_num)+'\n').encode())</text:p>
      <text:p text:style-name="P27"><text:s text:c="16"/>continue</text:p>
      <text:p text:style-name="P27"><text:s text:c="12"/>if c_file_end or c_seq_end:</text:p>
      <text:p text:style-name="P27"><text:s text:c="16"/>file.write((str(b_num)+'\n').encode())</text:p>
      <text:p text:style-name="P27"><text:s text:c="16"/>continue</text:p>
      <text:p text:style-name="P27"/>
      <text:p text:style-name="P27"><text:s text:c="12"/>if b_num &lt; c_num:</text:p>
      <text:p text:style-name="P27"><text:s text:c="16"/>file.write((str(b_num)+'\n').encode())</text:p>
      <text:p text:style-name="P27"/>
      <text:p text:style-name="P27"><text:soft-page-break/><text:s text:c="16"/>if peek_line(b_file).decode() == '\n':</text:p>
      <text:p text:style-name="P27"><text:s text:c="20"/>b_file_end = True</text:p>
      <text:p text:style-name="P27"><text:s text:c="16"/>elif b_num &gt; int(peek_line(b_file).decode()[:-1]):</text:p>
      <text:p text:style-name="P27"><text:s text:c="20"/>b_seq_end = True</text:p>
      <text:p text:style-name="P27"><text:s text:c="16"/>else:</text:p>
      <text:p text:style-name="P27"><text:s text:c="20"/>b_num = int(b_file.readline().decode()[:-1])</text:p>
      <text:p text:style-name="P27"><text:s text:c="12"/></text:p>
      <text:p text:style-name="P27"><text:s text:c="12"/>else:</text:p>
      <text:p text:style-name="P27"><text:s text:c="16"/>file.write((str(c_num)+'\n').encode())</text:p>
      <text:p text:style-name="P27"><text:s text:c="12"/></text:p>
      <text:p text:style-name="P27"><text:s text:c="16"/>if peek_line(c_file )== '\n':</text:p>
      <text:p text:style-name="P27"><text:s text:c="20"/>c_file_end = True</text:p>
      <text:p text:style-name="P27"><text:s text:c="16"/>elif c_num &gt; int(peek_line(c_file).decode()[:-1]):</text:p>
      <text:p text:style-name="P27"><text:s text:c="20"/>c_seq_end = True</text:p>
      <text:p text:style-name="P27"><text:s text:c="16"/>else:</text:p>
      <text:p text:style-name="P27"><text:s text:c="20"/>c_num = int(c_file.readline().decode()[:-1])</text:p>
      <text:p text:style-name="P27"/>
      <text:p text:style-name="без_20_номера"><text:bookmark-start text:name="__RefHeading___Toc109342190"/>Висновок<text:bookmark-end text:name="__RefHeading___Toc109342190"/></text:p>
      <text:p text:style-name="P26">При виконанні даної лабораторної робот<text:span text:style-name="T12">и</text:span><text:span text:style-name="T13"> я <text:s/>вивчив основні алгоритми зовнішнього сортування та способи їх модифікації, оцінив поріг їх ефективності. Дізнався про буфферізаці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/>
    <style:font-face style:name="Courier New" svg:font-family="'Courier New'"/>
    <style:font-face style:name="DejaVu Sans" svg:font-family="'DejaVu Sans', 'Microsoft YaHei'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, 'Microsoft YaHei'"/>
    <style:font-face style:name="Noto Sans CJK SC" svg:font-family="'Noto Sans CJK SC', 'Microsoft YaHei'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, 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fo:color="#000000" loext:opacity="100%" style:font-name="Times New Roman" fo:font-family="'Times New Roman'" style:font-family-generic="roman" fo:font-size="14pt" fo:language="uk" fo:country="UA" style:letter-kerning="false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, 'Microsoft YaHei'" style:font-size-asian="14pt" style:font-name-complex="Lohit Devanagari1" style:font-family-complex="'Lohit Devanagari', 'Microsoft YaHei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Microsoft YaHe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icrosoft YaHe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1" style:font-family-complex="'Lohit Devanagari', 'Microsoft YaHe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835in" style:contextual-spacing="false" fo:line-height="115%" fo:text-align="center" style:justify-single-word="false" fo:keep-together="always" fo:text-indent="0in" style:auto-text-indent="false" fo:break-before="page" fo:keep-with-next="always">
        <style:tab-stops>
          <style:tab-stop style:position="0.55in"/>
        </style:tab-stops>
      </style:paragraph-properties>
      <style:text-properties fo:text-transform="uppercase" style:letter-kerning="true" style:font-name-complex="Arial" style:font-family-complex="Arial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0835in" fo:margin-bottom="0.0835in" style:contextual-spacing="false" fo:keep-together="always" fo:text-indent="0.4925in" style:auto-text-indent="false" fo:keep-with-next="always">
        <style:tab-stops>
          <style:tab-stop style:position="0.5972in"/>
        </style:tab-stops>
      </style:paragraph-properties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style:contextual-spacing="false" fo:keep-together="always" fo:text-indent="0.4925in" style:auto-text-indent="false" fo:keep-with-next="always">
        <style:tab-stops>
          <style:tab-stop style:position="0.75in"/>
          <style:tab-stop style:position="0.9846in"/>
        </style:tab-stops>
      </style:paragraph-properties>
      <style:text-properties style:font-name-complex="Arial" style:font-family-complex="Arial" style:font-family-generic-complex="swiss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fo:color="#000000" loext:opacity="100%" fo:font-size="12pt" style:font-size-asian="12pt" style:font-size-complex="12pt"/>
    </style:style>
    <style:style style:name="Текст_20_таблицы" style:display-name="Текст таблицы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Рисунок" style:family="paragraph" style:parent-style-name="Standard" style:next-style-name="Standard">
      <style:paragraph-properties fo:margin-left="0in" fo:margin-right="0in" fo:margin-top="0.1665in" fo:margin-bottom="0.0417in" style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fo:font-size="10pt" style:font-size-asian="10pt" style:language-asian="uk" style:country-asian="UA" style:font-name-complex="Courier New" style:font-family-complex="'Courier New'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left="0in" fo:margin-right="0in" fo:margin-top="0.0835in" fo:margin-bottom="0.0835in" style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>
      <style:paragraph-properties fo:margin-left="0in" fo:margin-right="0in" fo:text-indent="0in" style:auto-text-indent="false">
        <style:tab-stops/>
      </style:paragraph-properties>
    </style:style>
    <style:style style:name="Normal_20__28_Web_29_1" style:display-name="Normal (Web)1" style:family="paragraph" style:parent-style-name="Standard">
      <style:paragraph-properties fo:margin-left="0in" fo:margin-right="0in" fo:margin-top="0.1945in" fo:margin-bottom="0.1945in" style:contextual-spacing="false" fo:line-height="100%" fo:text-indent="0.3937in" style:auto-text-indent="false"/>
      <style:text-properties fo:font-size="12pt" fo:language="ru" fo:country="RU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1" style:display-name="Default Paragraph Font1" style:family="text"/>
    <style:style style:name="Заголовок_20_1_20_Знак" style:display-name="Заголовок 1 Знак" style:family="text" style:parent-style-name="Default_20_Paragraph_20_Font1">
      <style:text-properties fo:text-transform="uppercase" style:font-name="Times New Roman" fo:font-family="'Times New Roman'" style:font-family-generic="roman" fo:font-size="14pt" fo:language="uk" fo:country="UA" style:letter-kerning="true" style:font-name-asian="Times New Roman" style:font-family-asian="'Times New Roman'" style:font-family-generic-asian="roman" style:font-size-asian="14pt" style:language-asian="ru" style:country-asian="RU" style:font-name-complex="Arial" style:font-family-complex="Arial" style:font-family-generic-complex="swiss" style:font-size-complex="16pt" style:font-weight-complex="bold"/>
    </style:style>
    <style:style style:name="Заголовок_20_2_20_Знак" style:display-name="Заголовок 2 Знак" style:family="text" style:parent-style-name="Default_20_Paragraph_20_Font1">
      <style:text-properties style:font-name="Times New Roman" fo:font-family="'Times New Roman'" style:font-family-generic="roman" fo:font-size="14pt" fo:language="uk" fo:country="UA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6pt"/>
    </style:style>
    <style:style style:name="Заголовок_20_3_20_Знак" style:display-name="Заголовок 3 Знак" style:family="text" style:parent-style-name="Default_20_Paragraph_20_Font1">
      <style:text-properties style:font-name="Times New Roman" fo:font-family="'Times New Roman'" style:font-family-generic="roman" fo:font-size="14pt" fo:language="uk" fo:country="UA" style:font-name-asian="Times New Roman" style:font-family-asian="'Times New Roman'" style:font-family-generic-asian="roman" style:font-size-asian="14pt" style:language-asian="ru" style:country-asian="RU" style:font-name-complex="Arial" style:font-family-complex="Arial" style:font-family-generic-complex="swiss" style:font-size-complex="14pt"/>
    </style:style>
    <style:style style:name="page_20_number" style:display-name="page number" style:family="text" style:parent-style-name="Default_20_Paragraph_20_Font1"/>
    <style:style style:name="Нижний_20_колонтитул_20_Знак" style:display-name="Нижний колонтитул Знак" style:family="text" style:parent-style-name="Default_20_Paragraph_20_Font1">
      <style:text-properties style:font-name="Times New Roman" fo:font-family="'Times New Roman'" style:font-family-generic="roman" fo:font-size="14pt" fo:language="uk" fo:country="UA" style:font-name-asian="Times New Roman" style:font-family-asian="'Times New Roman'" style:font-family-generic-asian="roman" style:font-size-asian="14pt" style:language-asian="ru" style:country-asian="RU" style:font-name-complex="Times New Roman" style:font-family-complex="'Times New Roman'" style:font-family-generic-complex="roman" style:font-size-complex="12pt"/>
    </style:style>
    <style:style style:name="mw-headline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597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5972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4925in" style:auto-text-indent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Footer">
      <style:paragraph-properties fo:padding="0in" fo:border="none" style:shadow="non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6.9898in" svg:y="0.0008in" svg:width="0.6866in" svg:height="0.2228in" draw:z-index="11"><draw:text-box><text:p text:style-name="MP2"><text:span text:style-name="page_20_number"><text:page-number text:select-page="current">11</text:page-number></text:span></text:p></draw:text-box></draw:frame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0adve</meta:initial-creator>
    <meta:creation-date>2019-03-01T17:37:00</meta:creation-date>
    <dc:date>2022-10-09T17:29:05.909711453</dc:date>
    <meta:editing-cycles>2</meta:editing-cycles>
    <meta:editing-duration>P30DT1M26S</meta:editing-duration>
    <meta:document-statistic meta:table-count="1" meta:image-count="0" meta:object-count="0" meta:page-count="13" meta:paragraph-count="259" meta:word-count="938" meta:character-count="7558" meta:non-whitespace-character-count="5830"/>
    <meta:generator>LibreOffice/7.3.6.2$Linux_X86_64 LibreOffice_project/30$Build-2</meta:generator>
    <meta:user-defined meta:name="AppVersion">14.0000</meta:user-defined>
    <meta:user-defined meta:name="ICV">CC36011FAE4F4A23955EC1189B2F6B03</meta:user-defined>
    <meta:user-defined meta:name="KSOProductBuildVer">1033-11.2.0.11341</meta:user-defined>
  </office:meta>
</office:document-meta>
</file>